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a500f" officeooo:paragraph-rsid="000a500f"/>
    </style:style>
    <style:style style:name="P2" style:family="paragraph" style:parent-style-name="Table_20_Contents">
      <style:text-properties officeooo:paragraph-rsid="00121730"/>
    </style:style>
    <style:style style:name="T1" style:family="text">
      <style:text-properties officeooo:rsid="000ee4a0"/>
    </style:style>
    <style:style style:name="T2" style:family="text">
      <style:text-properties officeooo:rsid="0010c1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sive</text:p>
      <text:p text:style-name="P1"/>
      <text:p text:style-name="P1"><text:s/></text:p>
      <table:table table:name="Table1" table:style-name="Table1">
        <table:table-column table:style-name="Table1.A"/>
        <table:table-row table:style-name="TableLine94337284839920">
          <table:table-cell table:style-name="Table1.A1" office:value-type="string">
            <text:p text:style-name="Table_20_Contents">Recursion is where a function calls itself.</text:p>
          </table:table-cell>
        </table:table-row>
        <table:table-row table:style-name="TableLine94337284839920">
          <table:table-cell table:style-name="Table1.A1" office:value-type="string">
            <text:p text:style-name="Table_20_Contents">Base case and recursive case</text:p>
            <text:p text:style-name="Table_20_Contents"/>
            <text:p text:style-name="Table_20_Contents">When you write a recursive function, you have to tell it when to stop</text:p>
            <text:p text:style-name="Table_20_Contents">recursion.</text:p>
            <text:p text:style-name="Table_20_Contents"/>
            <text:p text:style-name="Table_20_Contents"><text:span text:style-name="T1">t</text:span>hat’s why every recursive function has two parts: the base</text:p>
            <text:p text:style-name="Table_20_Contents">case, and the recursive case.</text:p>
            <text:p text:style-name="Table_20_Contents"/>
            <text:p text:style-name="Table_20_Contents">he recursive case is when the function calls</text:p>
            <text:p text:style-name="Table_20_Contents">itself.</text:p>
            <text:p text:style-name="Table_20_Contents"/>
            <text:p text:style-name="Table_20_Contents"/>
            <text:p text:style-name="Table_20_Contents"><text:span text:style-name="T2">T</text:span>he base case is when the function doesn’t call itself again … so it</text:p>
            <text:p text:style-name="Table_20_Contents">doesn’t go into an infinite loop.</text:p>
            <text:p text:style-name="Table_20_Contents"/>
            <text:p text:style-name="Table_20_Contents"/>
            <text:p text:style-name="Table_20_Contents">def countdown(i):</text:p>
            <text:p text:style-name="Table_20_Contents">print i</text:p>
            <text:p text:style-name="P2">if i &lt;= 0: <text:s text:c="2"/>Base case</text:p>
            <text:p text:style-name="Table_20_Contents">return</text:p>
            <text:p text:style-name="Table_20_Contents">else: <text:s text:c="8"/></text:p>
            <text:p text:style-name="P2">countdown(i-1) <text:s/>Recursive case</text:p>
          </table:table-cell>
        </table:table-row>
        <table:table-row table:style-name="TableLine94337284839920">
          <table:table-cell table:style-name="Table1.A1" office:value-type="string">
            <text:p text:style-name="Table_20_Contents"/>
          </table:table-cell>
        </table:table-row>
        <table:table-row table:style-name="TableLine94337284839920">
          <table:table-cell table:style-name="Table1.A1" office:value-type="string">
            <text:p text:style-name="Table_20_Contents"/>
          </table:table-cell>
        </table:table-row>
        <table:table-row table:style-name="TableLine94337284839920">
          <table:table-cell table:style-name="Table1.A1" office:value-type="string">
            <text:p text:style-name="Table_20_Contents"/>
          </table:table-cell>
        </table:table-row>
        <table:table-row table:style-name="TableLine94337284839920">
          <table:table-cell table:style-name="Table1.A1" office:value-type="string">
            <text:p text:style-name="Table_20_Contents"/>
          </table:table-cell>
        </table:table-row>
        <table:table-row table:style-name="TableLine94337284839920">
          <table:table-cell table:style-name="Table1.A1" office:value-type="string">
            <text:p text:style-name="Table_20_Contents"/>
          </table:table-cell>
        </table:table-row>
        <table:table-row table:style-name="TableLine94337284839920">
          <table:table-cell table:style-name="Table1.A1" office:value-type="string">
            <text:p text:style-name="Table_20_Contents"/>
          </table:table-cell>
        </table:table-row>
        <table:table-row table:style-name="TableLine94337284839920">
          <table:table-cell table:style-name="Table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07:19:53.241018287</meta:creation-date>
    <dc:date>2022-01-15T07:28:42.353371383</dc:date>
    <meta:editing-duration>PT8M46S</meta:editing-duration>
    <meta:editing-cycles>9</meta:editing-cycles>
    <meta:generator>LibreOffice/6.4.7.2$Linux_X86_64 LibreOffice_project/40$Build-2</meta:generator>
    <meta:document-statistic meta:table-count="1" meta:image-count="0" meta:object-count="0" meta:page-count="1" meta:paragraph-count="18" meta:word-count="87" meta:character-count="496" meta:non-whitespace-character-count="413"/>
  </office:meta>
</office:document-meta>
</file>